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3.803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5.202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2.321cm"/>
    </style:style>
    <style:style style:name="co13" style:family="table-column">
      <style:table-column-properties fo:break-before="auto" style:column-width="6.629cm"/>
    </style:style>
    <style:style style:name="co14" style:family="table-column">
      <style:table-column-properties fo:break-before="auto" style:column-width="4.755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2.769cm"/>
    </style:style>
    <style:style style:name="co17" style:family="table-column">
      <style:table-column-properties fo:break-before="auto" style:column-width="2.993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0.559cm"/>
    </style:style>
    <style:style style:name="co22" style:family="table-column">
      <style:table-column-properties fo:break-before="auto" style:column-width="5.454cm"/>
    </style:style>
    <style:style style:name="co23" style:family="table-column">
      <style:table-column-properties fo:break-before="auto" style:column-width="4.4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PageStyle_5f_MATERIALES">
      <style:table-properties table:display="true" style:writing-mode="lr-tb"/>
    </style:style>
    <style:style style:name="ta2" style:family="table" style:master-page-name="PageStyle_5f_M.O.II">
      <style:table-properties table:display="true" style:writing-mode="lr-tb"/>
    </style:style>
    <style:style style:name="ta3" style:family="table" style:master-page-name="PageStyle_5f_G.I.F">
      <style:table-properties table:display="true" style:writing-mode="lr-tb"/>
    </style:style>
    <style:style style:name="ta4" style:family="table" style:master-page-name="PageStyle_5f_M.O.D">
      <style:table-properties table:display="true" style:writing-mode="lr-tb"/>
    </style:style>
    <style:style style:name="ta5" style:family="table" style:master-page-name="PageStyle_5f_MANO_20_DE_20_OBRA_20_DIRECTA">
      <style:table-properties table:display="true" style:writing-mode="lr-tb"/>
    </style:style>
    <style:style style:name="ta6" style:family="table" style:master-page-name="PageStyle_5f_PRECIO_20_DE_20_VEN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c9c9c9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06pt solid #000000" fo:background-color="#c9c9c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c9c9c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3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Excel_20_Built-in_20_Comma" style:data-style-name="N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Comma" style:data-style-name="N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Comma" style:data-style-name="N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c9c9c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Excel_20_Built-in_20_Comma" style:data-style-name="N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Currency" style:data-style-name="N4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Currency" style:data-style-name="N4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Currency" style:data-style-name="N13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Currency" style:data-style-name="N13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c9c9c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Normal_20_2" style:data-style-name="N13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Normal_20_2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Normal_20_2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Normal_20_2" style:data-style-name="N14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14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 style:data-style-name="N138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38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fo:background-color="#c9c9c9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c9c9c9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20_Built-in_20_Currency" style:data-style-name="N133">
      <style:table-cell-properties fo:background-color="#fbe5d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Currency" style:data-style-name="N133">
      <style:table-cell-properties fo:border-bottom="none" fo:background-color="#fbe5d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Currency" style:data-style-name="N133">
      <style:table-cell-properties fo:border-bottom="1.76pt solid #000000" fo:background-color="#c9c9c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ackground-color="#c9c9c9" style:cell-protect="protected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be5d6" style:cell-protect="protected" style:print-content="true" style:diagonal-bl-tr="none" style:diagonal-tl-br="none" fo:border-left="0.06pt solid #000000" fo:border-right="0.06pt solid #000000" style:rotation-align="none" fo:border-top="0.06pt solid #000000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fo:background-color="#fbe5d6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fbe5d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be5d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6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64" style:family="table-cell" style:parent-style-name="Default">
      <style:table-cell-properties fo:border-bottom="0.06pt solid #000000" fo:background-color="#c9c9c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fbe5d6" style:cell-protect="none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06pt solid #000000" fo:background-color="#fbe5d6" style:cell-protect="protected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Currency" style:data-style-name="N133">
      <style:table-cell-properties fo:border-bottom="0.06pt solid #000000" fo:background-color="#fbe5d6" style:cell-protect="none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Currency" style:data-style-name="N133">
      <style:table-cell-properties fo:border-bottom="none" fo:background-color="#fbe5d6" style:cell-protect="none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33">
      <style:table-cell-properties fo:border-bottom="1.76pt solid #000000" fo:background-color="#c9c9c9" style:cell-protect="protected" style:print-content="true" style:diagonal-bl-tr="none" style:diagonal-tl-br="none" fo:border-left="0.06pt solid #000000" fo:border-right="1.76pt solid #000000" style:rotation-align="none" fo:border-top="1.76pt solid #000000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fff2cc" style:diagonal-bl-tr="none" style:diagonal-tl-br="none" fo:border="0.74pt solid #000000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7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Default">
      <style:table-cell-properties fo:border-bottom="0.74pt solid #000000" fo:background-color="#dbdbdb" style:diagonal-bl-tr="none" style:diagonal-tl-br="none" fo:border-left="1.76pt solid #000000" fo:border-right="0.74pt solid #000000" style:rotation-align="none" fo:border-top="0.74pt solid #000000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1.76pt solid #000000" fo:background-color="#dbdbdb" style:diagonal-bl-tr="none" style:diagonal-tl-br="none" fo:border-left="1.76pt solid #000000" fo:border-right="0.74pt solid #000000" style:rotation-align="none" fo:border-top="0.74pt solid #000000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Excel_20_Built-in_20_Percent" style:data-style-name="N1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35">
      <style:table-cell-properties fo:background-color="#00b0f0" style:rotation-align="none"/>
    </style:style>
    <style:style style:name="ce87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Excel_20_Built-in_20_Currency" style:data-style-name="N2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style:diagonal-bl-tr="none" style:diagonal-tl-br="none" fo:border="0.74pt solid #000000" style:rotation-align="none"/>
    </style:style>
    <style:style style:name="ce90" style:family="table-cell" style:parent-style-name="Default" style:data-style-name="N2">
      <style:table-cell-properties fo:background-color="#dbdbdb" style:diagonal-bl-tr="none" style:diagonal-tl-br="none" fo:border="0.74pt solid #000000" style:rotation-align="none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91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92" style:family="table-cell" style:parent-style-name="Default" style:data-style-name="N2">
      <style:table-cell-properties fo:border-bottom="1.76pt solid #000000" fo:background-color="#dbdbdb" style:diagonal-bl-tr="none" style:diagonal-tl-br="none" fo:border-left="0.74pt solid #000000" fo:border-right="0.74pt solid #000000" style:rotation-align="none" fo:border-top="0.74pt solid #000000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93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2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5" style:family="table-cell" style:parent-style-name="Excel_20_Built-in_20_Comma" style:data-style-name="N2">
      <style:table-cell-properties fo:background-color="#fbe5d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Excel_20_Built-in_20_Comma" style:data-style-name="N2">
      <style:table-cell-properties fo:border-bottom="1.76pt solid #000000" fo:background-color="#fbe5d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Excel_20_Built-in_20_Comma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dbdbdb" style:diagonal-bl-tr="none" style:diagonal-tl-br="none" fo:border="0.74pt solid #000000" style:rotation-align="none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00" style:family="table-cell" style:parent-style-name="Default">
      <style:table-cell-properties fo:background-color="#d6dce5" style:diagonal-bl-tr="none" style:diagonal-tl-br="none" fo:border="0.74pt solid #000000" style:rotation-align="none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01" style:family="table-cell" style:parent-style-name="Default" style:data-style-name="N2">
      <style:table-cell-properties fo:background-color="#d6dce5" style:diagonal-bl-tr="none" style:diagonal-tl-br="none" fo:border="0.74pt solid #000000" style:rotation-align="none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02" style:family="table-cell" style:parent-style-name="Default" style:data-style-name="N2">
      <style:table-cell-properties fo:border-bottom="1.76pt solid #000000" fo:background-color="#d6dce5" style:diagonal-bl-tr="none" style:diagonal-tl-br="none" fo:border-left="0.74pt solid #000000" fo:border-right="0.74pt solid #000000" style:rotation-align="none" fo:border-top="0.74pt solid #000000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03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Comma" style:data-style-name="N135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Excel_20_Built-in_20_Comma" style:data-style-name="N135">
      <style:table-cell-properties fo:border-bottom="0.74pt solid #000000" fo:background-color="#f4b18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Excel_20_Built-in_20_Comma" style:data-style-name="N135">
      <style:table-cell-properties fo:border-bottom="0.74pt solid #000000" fo:background-color="#fbe5d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Excel_20_Built-in_20_Comma" style:data-style-name="N135">
      <style:table-cell-properties fo:border-bottom="1.76pt solid #000000" fo:background-color="#fbe5d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style:diagonal-bl-tr="none" style:diagonal-tl-br="none" fo:border-left="1.76pt solid #000000" fo:border-right="0.74pt solid #000000" style:rotation-align="none" fo:border-top="0.0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1.76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none" fo:background-color="#fbe5d6" style:diagonal-bl-tr="none" style:diagonal-tl-br="none" fo:border-left="none" fo:border-right="1.76pt solid #000000" style:rotation-align="none" fo:border-top="1.76pt solid #000000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3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13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3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3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13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33">
      <style:table-cell-properties fo:border-bottom="1.76pt solid #000000" fo:background-color="#fbe5d6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ackground-color="#c9c9c9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ackground-color="#c9c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fo:border-bottom="0.06pt solid #000000" style:diagonal-bl-tr="none" style:diagonal-tl-br="none" fo:border-left="1.76pt solid #000000" fo:border-right="0.06pt solid #000000" style:rotation-align="none" fo:border-top="0.06pt solid #000000"/>
    </style:style>
    <style:style style:name="ce128" style:family="table-cell" style:parent-style-name="Default">
      <style:table-cell-properties fo:border-bottom="none" style:diagonal-bl-tr="none" style:diagonal-tl-br="none" fo:border-left="1.76pt solid #000000" fo:border-right="0.06pt solid #000000" style:rotation-align="none" fo:border-top="0.06pt solid #000000"/>
    </style:style>
    <style:style style:name="ce129" style:family="table-cell" style:parent-style-name="Default">
      <style:table-cell-properties fo:border-bottom="0.06pt solid #000000" fo:background-color="#fff2cc" style:diagonal-bl-tr="none" style:diagonal-tl-br="none" fo:border-left="1.76pt solid #000000" fo:border-right="0.06pt solid #000000" style:rotation-align="none" fo:border-top="0.74pt solid #000000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30" style:family="table-cell" style:parent-style-name="Default">
      <style:table-cell-properties fo:border-bottom="0.06pt solid #000000" fo:background-color="#fff2cc" style:diagonal-bl-tr="none" style:diagonal-tl-br="none" fo:border-left="1.76pt solid #000000" fo:border-right="0.06pt solid #000000" style:rotation-align="none" fo:border-top="0.06pt solid #000000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31" style:family="table-cell" style:parent-style-name="Default">
      <style:table-cell-properties fo:border-bottom="1.76pt solid #000000" fo:background-color="#fff2cc" style:diagonal-bl-tr="none" style:diagonal-tl-br="none" fo:border-left="1.76pt solid #000000" fo:border-right="0.06pt solid #000000" style:rotation-align="none" fo:border-top="0.06pt solid #000000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32" style:family="table-cell" style:parent-style-name="Excel_20_Built-in_20_Comma" style:data-style-name="N12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fo:background-color="#c9c9c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Excel_20_Built-in_20_Percent" style:data-style-name="N10">
      <style:table-cell-properties fo:border-bottom="0.06pt solid #000000" fo:background-color="#fff2cc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Excel_20_Built-in_20_Percent" style:data-style-name="N10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Excel_20_Built-in_20_Percent" style:data-style-name="N10">
      <style:table-cell-properties fo:border-bottom="1.76pt solid #000000" fo:background-color="#fff2cc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ackground-color="transparent" style:rotation-align="none"/>
    </style:style>
    <style:style style:name="ce143" style:family="table-cell" style:parent-style-name="Default" style:data-style-name="N135">
      <style:table-cell-properties fo:background-color="#00b0f0" style:diagonal-bl-tr="none" style:diagonal-tl-br="none" fo:border="0.74pt solid #000000" style:rotation-align="none"/>
    </style:style>
    <style:style style:name="ce1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45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Excel_20_Built-in_20_Comma" style:data-style-name="N12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Excel_20_Built-in_20_Comma" style:data-style-name="N127">
      <style:table-cell-properties fo:border-bottom="0.06pt solid #000000" fo:background-color="#fff2cc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Excel_20_Built-in_20_Comma" style:data-style-name="N127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Excel_20_Built-in_20_Comma" style:data-style-name="N127">
      <style:table-cell-properties fo:border-bottom="1.76pt solid #000000" fo:background-color="#fff2cc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35">
      <style:table-cell-properties fo:background-color="transparent" style:rotation-align="none"/>
    </style:style>
    <style:style style:name="ce1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7" style:family="table-cell" style:parent-style-name="Excel_20_Built-in_20_Comma" style:data-style-name="N127">
      <style:table-cell-properties fo:border-bottom="0.06pt solid #000000" fo:background-color="#c9c9c9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60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Excel_20_Built-in_20_Comma" style:data-style-name="N12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Excel_20_Built-in_20_Comma" style:data-style-name="N127">
      <style:table-cell-properties fo:border-bottom="0.06pt solid #000000" fo:background-color="#fff2cc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Excel_20_Built-in_20_Comma" style:data-style-name="N127">
      <style:table-cell-properties fo:border-bottom="0.06pt solid #000000" fo:background-color="#c9c9c9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Excel_20_Built-in_20_Comma" style:data-style-name="N127">
      <style:table-cell-properties fo:border-bottom="1.76pt solid #000000" fo:background-color="#fff2cc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1.76pt solid #000000" fo:background-color="#f8cbad" style:diagonal-bl-tr="none" style:diagonal-tl-br="none" fo:border-left="1.76pt solid #000000" fo:border-right="none" style:rotation-align="none" fo:border-top="1.76pt solid #000000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6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67" style:family="table-cell" style:parent-style-name="Default">
      <style:table-cell-properties fo:border-bottom="0.74pt solid #000000" fo:background-color="#d6dce5" style:diagonal-bl-tr="none" style:diagonal-tl-br="none" fo:border-left="1.76pt solid #000000" fo:border-right="0.74pt solid #000000" style:rotation-align="none" fo:border-top="0.74pt solid #000000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68" style:family="table-cell" style:parent-style-name="Default">
      <style:table-cell-properties fo:border-bottom="1.76pt solid #000000" fo:background-color="#d6dce5" style:diagonal-bl-tr="none" style:diagonal-tl-br="none" fo:border-left="1.76pt solid #000000" fo:border-right="0.74pt solid #000000" style:rotation-align="none" fo:border-top="0.74pt solid #000000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69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0.74pt solid #000000" fo:background-color="#d6dce5" style:diagonal-bl-tr="none" style:diagonal-tl-br="none" fo:border-left="0.74pt solid #000000" fo:border-right="0.74pt solid #000000" style:rotation-align="none" fo:border-top="1.76pt solid #000000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71" style:family="table-cell" style:parent-style-name="Default">
      <style:table-cell-properties fo:border-bottom="1.76pt solid #000000" fo:background-color="#fbe5d6" style:diagonal-bl-tr="none" style:diagonal-tl-br="none" fo:border-left="0.74pt solid #000000" fo:border-right="0.74pt solid #000000" style:rotation-align="none" fo:border-top="0.74pt solid #000000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72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>
      <style:table-cell-properties fo:border-bottom="0.74pt solid #000000" fo:background-color="#d6dce5" style:diagonal-bl-tr="none" style:diagonal-tl-br="none" fo:border-left="0.74pt solid #000000" fo:border-right="1.76pt solid #000000" style:rotation-align="none" fo:border-top="1.76pt solid #000000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7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75" style:family="table-cell" style:parent-style-name="Default">
      <style:table-cell-properties fo:border-bottom="1.76pt solid #000000" fo:background-color="#f8cbad" style:diagonal-bl-tr="none" style:diagonal-tl-br="none" fo:border-left="0.74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7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8" style:family="table-cell" style:parent-style-name="Excel_20_Built-in_20_Hyperlink" style:data-style-name="N0">
      <style:table-cell-properties fo:border-bottom="none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82" style:family="table-cell" style:parent-style-name="Default">
      <style:table-cell-properties fo:border-bottom="none" fo:background-color="#fbe5d6" style:diagonal-bl-tr="none" style:diagonal-tl-br="none" fo:border-left="1.76pt solid #000000" fo:border-right="none" style:rotation-align="none" fo:border-top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0.06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87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96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 style:data-style-name="N136">
      <style:table-cell-properties fo:border-bottom="0.06pt solid #000000" fo:background-color="#fbe5d6" style:cell-protect="protected" style:print-content="true" style:diagonal-bl-tr="none" style:diagonal-tl-br="none" fo:border-left="0.06pt solid #000000" fo:border-right="1.76pt solid #000000" style:rotation-align="none" fo:border-top="0.06pt solid #000000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136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137">
      <style:table-cell-properties fo:border-bottom="0.06pt solid #000000" fo:background-color="#fbe5d6" style:diagonal-bl-tr="none" style:diagonal-tl-br="none" fo:border-left="0.06pt solid #000000" fo:border-right="1.76pt solid #000000" style:rotation-align="none" fo:border-top="0.06pt solid #000000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136">
      <style:table-cell-properties fo:border-bottom="0.06pt solid #000000" fo:background-color="#fbe5d6" style:cell-protect="protected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36">
      <style:table-cell-properties fo:border-bottom="0.06pt solid #000000" fo:background-color="#fbe5d6" style:cell-protect="protected" style:print-content="true" style:diagonal-bl-tr="none" style:diagonal-tl-br="none" fo:border-left="0.06pt solid #000000" fo:border-right="1.76pt solid #000000" style:rotation-align="none" fo:border-top="0.06pt solid #000000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 style:data-style-name="N136">
      <style:table-cell-properties fo:border-bottom="0.06pt solid #000000" fo:background-color="#f8cbad" style:cell-protect="protected" style:print-content="true" style:diagonal-bl-tr="none" style:diagonal-tl-br="none" fo:border-left="0.06pt solid #000000" fo:border-right="1.76pt solid #000000" style:rotation-align="none" fo:border-top="0.06pt solid #000000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06" style:family="table-cell" style:parent-style-name="Default" style:data-style-name="N139">
      <style:table-cell-properties style:rotation-align="none"/>
    </style:style>
    <style:style style:name="ce20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 style:parent-style-name="Default">
      <style:graphic-properties draw:stroke="solid" svg:stroke-width="0.026cm" svg:stroke-color="#000000" draw:stroke-linejoin="miter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draw:shadow="visible" draw:shadow-offset-x="0.211cm" draw:shadow-offset-y="-0.211cm" draw:shadow-color="#808080" draw:shadow-opacity="50%" loext:shadow-blur="0cm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overflow-behavior="clip" loext:decorative="fals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3" style:family="graphic" style:parent-style-name="Default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211cm" draw:shadow-offset-y="-0.211cm" draw:shadow-color="#808080" draw:shadow-opacity="50%" loext:shadow-blur="0cm" loext:decorative="false"/>
      <style:paragraph-properties fo:text-align="start"/>
      <style:text-properties fo:font-variant="normal" fo:text-transform="none" style:text-line-through-style="none" style:text-line-through-type="none" style:text-position="0% 100%" fo:font-size="18pt" fo:letter-spacing="normal" fo:language="es" fo:country="P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text-align="start"/>
      <style:text-properties fo:font-variant="normal" fo:text-transform="none" style:text-line-through-style="none" style:text-line-through-type="none" style:text-position="0% 100%" fo:font-size="18pt" fo:letter-spacing="normal" fo:language="es" fo:country="P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language="es" fo:country="PE" fo:font-style="normal" style:text-underline-style="none" fo:font-weight="normal" fo:background-color="transparent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ES" table:style-name="ta1" table:print-ranges="MATERIALES.B4:MATERIALES.O2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default-cell-style-name="ce18"/>
        <table:table-column table:style-name="co1" table:default-cell-style-name="ce24"/>
        <table:table-column table:style-name="co1" table:default-cell-style-name="ce31"/>
        <table:table-column table:style-name="co4" table:default-cell-style-name="ce38"/>
        <table:table-column table:style-name="co1" table:default-cell-style-name="ce50"/>
        <table:table-column table:style-name="co1" table:default-cell-style-name="ce55"/>
        <table:table-column table:style-name="co5" table:default-cell-style-name="ce60"/>
        <table:table-column table:style-name="co6" table:default-cell-style-name="ce67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number-columns-repeated="16369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16373"/>
        </table:table-row>
        <table:table-row table:style-name="ro1">
          <table:table-cell table:number-columns-repeated="2"/>
          <table:table-cell table:style-name="ce1" office:value-type="string" calcext:value-type="string">
            <text:p>DULCE DELEITE</text:p>
          </table:table-cell>
          <table:table-cell table:style-name="ce12"/>
          <table:table-cell table:style-name="ce22" table:number-columns-repeated="6"/>
          <table:table-cell table:style-name="ce62"/>
          <table:table-cell table:number-columns-repeated="16373"/>
        </table:table-row>
        <table:table-row table:style-name="ro1">
          <table:table-cell table:number-columns-repeated="2"/>
          <table:table-cell table:style-name="ce2" office:value-type="string" calcext:value-type="string">
            <text:p>Producto: KEKE</text:p>
          </table:table-cell>
          <table:table-cell table:style-name="ce13"/>
          <table:table-cell table:style-name="ce23" table:number-columns-repeated="6"/>
          <table:table-cell table:style-name="ce63"/>
          <table:table-cell table:number-columns-repeated="16373"/>
        </table:table-row>
        <table:table-row table:style-name="ro1">
          <table:table-cell table:number-columns-repeated="2"/>
          <table:table-cell table:style-name="ce3"/>
          <table:table-cell table:style-name="ce14" office:value-type="string" calcext:value-type="string" table:number-columns-spanned="3" table:number-rows-spanned="1">
            <text:p>MÉTODO <text:s/>POR ORDENES</text:p>
          </table:table-cell>
          <table:covered-table-cell table:number-columns-repeated="2" table:style-name="ce14"/>
          <table:table-cell table:style-name="ce36"/>
          <table:table-cell table:style-name="ce48"/>
          <table:table-cell table:style-name="ce53"/>
          <table:table-cell table:style-name="ce57" office:value-type="string" calcext:value-type="string" table:number-columns-spanned="2" table:number-rows-spanned="1">
            <text:p>PRODUCCIÓN MENSUAL</text:p>
          </table:table-cell>
          <table:covered-table-cell table:style-name="ce64"/>
          <table:table-cell table:style-name="ce70" table:number-columns-spanned="4" table:number-rows-spanned="1"/>
          <table:covered-table-cell table:number-columns-repeated="2" table:style-name="ce71"/>
          <table:covered-table-cell table:style-name="ce70"/>
          <table:table-cell table:number-columns-repeated="16369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6" table:number-rows-spanned="1">
            <text:p>MATERIALES </text:p>
          </table:table-cell>
          <table:covered-table-cell table:number-columns-repeated="4" table:style-name="ce15"/>
          <table:covered-table-cell table:style-name="ce49"/>
          <table:table-cell table:style-name="ce54"/>
          <table:table-cell table:style-name="ce58" office:value-type="string" calcext:value-type="string">
            <text:p>Para Fabricar</text:p>
          </table:table-cell>
          <table:table-cell table:style-name="ce65" office:value-type="float" office:value="2000" calcext:value-type="float">
            <text:p>2000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5" office:value-type="string" calcext:value-type="string">
            <text:p>Ítem</text:p>
          </table:table-cell>
          <table:table-cell table:style-name="ce16" office:value-type="string" calcext:value-type="string" table:number-columns-spanned="2" table:number-rows-spanned="1">
            <text:p>Unidad de Medida y de Compra en el Mercado</text:p>
          </table:table-cell>
          <table:covered-table-cell table:style-name="ce16"/>
          <table:table-cell table:style-name="ce16" office:value-type="string" calcext:value-type="string">
            <text:p>Costo <text:s/>($)</text:p>
          </table:table-cell>
          <table:table-cell table:style-name="ce16" office:value-type="string" calcext:value-type="string">
            <text:p>Consumo Unitario</text:p>
          </table:table-cell>
          <table:table-cell table:style-name="ce16" office:value-type="string" calcext:value-type="string">
            <text:p>Costo Unitario</text:p>
          </table:table-cell>
          <table:table-cell/>
          <table:table-cell table:style-name="ce59" office:value-type="string" calcext:value-type="string">
            <text:p>Consumo</text:p>
          </table:table-cell>
          <table:table-cell table:style-name="ce66" office:value-type="string" calcext:value-type="string">
            <text:p>Costo 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>
            <text:p>HARINA </text:p>
          </table:table-cell>
          <table:table-cell table:style-name="ce17"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5.5" calcext:value-type="float">
            <text:p>5.50</text:p>
          </table:table-cell>
          <table:table-cell table:style-name="ce37" office:value-type="float" office:value="0.3" calcext:value-type="float">
            <text:p>0.30</text:p>
          </table:table-cell>
          <table:table-cell table:formula="of:=IF([.E7]=0;0;([.G7]*[.F7])/[.E7])" office:value-type="currency" office:currency="COP" office:value="1.65" calcext:value-type="currency">
            <text:p><text:s/>$ 1.65 </text:p>
          </table:table-cell>
          <table:table-cell/>
          <table:table-cell table:formula="of:=([.$K$5]*[.G7])" office:value-type="float" office:value="600" calcext:value-type="float">
            <text:p>600</text:p>
          </table:table-cell>
          <table:table-cell table:formula="of:=([.$K$5]*[.H7])" office:value-type="currency" office:currency="COP" office:value="3300" calcext:value-type="currency">
            <text:p><text:s/>$ 3,30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>
            <text:p>HUEVO</text:p>
          </table:table-cell>
          <table:table-cell table:style-name="ce17" office:value-type="string" calcext:value-type="string">
            <text:p>UNIDAD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0.4" calcext:value-type="float">
            <text:p>0.40</text:p>
          </table:table-cell>
          <table:table-cell office:value-type="float" office:value="4" calcext:value-type="float">
            <text:p>4.0</text:p>
          </table:table-cell>
          <table:table-cell table:formula="of:=IF([.E8]=0;0;([.G8]*[.F8])/[.E8])" office:value-type="currency" office:currency="COP" office:value="1.6" calcext:value-type="currency">
            <text:p><text:s/>$ 1.60 </text:p>
          </table:table-cell>
          <table:table-cell/>
          <table:table-cell table:formula="of:=([.$K$5]*[.G8])" office:value-type="float" office:value="8000" calcext:value-type="float">
            <text:p>8000</text:p>
          </table:table-cell>
          <table:table-cell table:formula="of:=([.$K$5]*[.H8])" office:value-type="currency" office:currency="COP" office:value="3200" calcext:value-type="currency">
            <text:p><text:s/>$ 3,20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MARGARINA SIN SAL</text:p>
          </table:table-cell>
          <table:table-cell table:style-name="ce17"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9" calcext:value-type="float">
            <text:p>9.00</text:p>
          </table:table-cell>
          <table:table-cell table:style-name="ce39" office:value-type="float" office:value="0.15" calcext:value-type="float">
            <text:p>0.15</text:p>
          </table:table-cell>
          <table:table-cell table:formula="of:=IF([.E9]=0;0;([.G9]*[.F9])/[.E9])" office:value-type="currency" office:currency="COP" office:value="1.35" calcext:value-type="currency">
            <text:p><text:s/>$ 1.35 </text:p>
          </table:table-cell>
          <table:table-cell/>
          <table:table-cell table:formula="of:=([.$K$5]*[.G9])" office:value-type="float" office:value="300" calcext:value-type="float">
            <text:p>300</text:p>
          </table:table-cell>
          <table:table-cell table:formula="of:=([.$K$5]*[.H9])" office:value-type="currency" office:currency="COP" office:value="2700" calcext:value-type="currency">
            <text:p><text:s/>$ 2,70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string" calcext:value-type="string">
            <text:p>LECHE</text:p>
          </table:table-cell>
          <table:table-cell table:style-name="ce17" office:value-type="string" calcext:value-type="string">
            <text:p>LITRO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3.5" calcext:value-type="float">
            <text:p>3.50</text:p>
          </table:table-cell>
          <table:table-cell office:value-type="float" office:value="0.4" calcext:value-type="float">
            <text:p>0.4</text:p>
          </table:table-cell>
          <table:table-cell table:formula="of:=IF([.E10]=0;0;([.G10]*[.F10])/[.E10])" office:value-type="currency" office:currency="COP" office:value="1.4" calcext:value-type="currency">
            <text:p><text:s/>$ 1.40 </text:p>
          </table:table-cell>
          <table:table-cell/>
          <table:table-cell table:formula="of:=([.$K$5]*[.G10])" office:value-type="float" office:value="800" calcext:value-type="float">
            <text:p>800</text:p>
          </table:table-cell>
          <table:table-cell table:formula="of:=([.$K$5]*[.H10])" office:value-type="currency" office:currency="COP" office:value="2800" calcext:value-type="currency">
            <text:p><text:s/>$ 2,80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POLVO PARA HORNEAR</text:p>
          </table:table-cell>
          <table:table-cell table:style-name="ce17"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5" calcext:value-type="float">
            <text:p>15.00</text:p>
          </table:table-cell>
          <table:table-cell table:style-name="ce40" office:value-type="float" office:value="0.01" calcext:value-type="float">
            <text:p>0.01</text:p>
          </table:table-cell>
          <table:table-cell table:formula="of:=IF([.E11]=0;0;([.G11]*[.F11])/[.E11])" office:value-type="currency" office:currency="COP" office:value="0.15" calcext:value-type="currency">
            <text:p><text:s/>$ 0.15 </text:p>
          </table:table-cell>
          <table:table-cell/>
          <table:table-cell table:formula="of:=([.$K$5]*[.G11])" office:value-type="float" office:value="20" calcext:value-type="float">
            <text:p>20</text:p>
          </table:table-cell>
          <table:table-cell table:formula="of:=([.$K$5]*[.H11])" office:value-type="currency" office:currency="COP" office:value="300" calcext:value-type="currency">
            <text:p><text:s/>$ 30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ESENCIA DE VAINILLA</text:p>
          </table:table-cell>
          <table:table-cell table:style-name="ce17" office:value-type="string" calcext:value-type="string">
            <text:p>LITRO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style-name="ce41" office:value-type="float" office:value="0.015" calcext:value-type="float">
            <text:p>0.015</text:p>
          </table:table-cell>
          <table:table-cell table:formula="of:=IF([.E12]=0;0;([.G12]*[.F12])/[.E12])" office:value-type="currency" office:currency="COP" office:value="0.015" calcext:value-type="currency">
            <text:p><text:s/>$ 0.02 </text:p>
          </table:table-cell>
          <table:table-cell/>
          <table:table-cell table:formula="of:=([.$K$5]*[.G12])" office:value-type="float" office:value="30" calcext:value-type="float">
            <text:p>30</text:p>
          </table:table-cell>
          <table:table-cell table:formula="of:=([.$K$5]*[.H12])" office:value-type="currency" office:currency="COP" office:value="30" calcext:value-type="currency">
            <text:p><text:s/>$ 3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AZUCAR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0</text:p>
          </table:table-cell>
          <table:table-cell table:style-name="ce42" office:value-type="float" office:value="0.25" calcext:value-type="float">
            <text:p>0.25</text:p>
          </table:table-cell>
          <table:table-cell table:formula="of:=IF([.E13]=0;0;([.G13]*[.F13])/[.E13])" office:value-type="currency" office:currency="COP" office:value="0.2" calcext:value-type="currency">
            <text:p><text:s/>$ 0.20 </text:p>
          </table:table-cell>
          <table:table-cell/>
          <table:table-cell table:formula="of:=([.$K$5]*[.G13])" office:value-type="float" office:value="500" calcext:value-type="float">
            <text:p>500</text:p>
          </table:table-cell>
          <table:table-cell table:formula="of:=([.$K$5]*[.H13])" office:value-type="currency" office:currency="COP" office:value="400" calcext:value-type="currency">
            <text:p><text:s/>$ 40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CHOCOLATE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  <table:table-cell table:style-name="ce43" office:value-type="float" office:value="0.2" calcext:value-type="float">
            <text:p>0.200</text:p>
          </table:table-cell>
          <table:table-cell table:formula="of:=IF([.E14]=0;0;([.G14]*[.F14])/[.E14])" office:value-type="currency" office:currency="COP" office:value="2" calcext:value-type="currency">
            <text:p><text:s/>$ 2.00 </text:p>
          </table:table-cell>
          <table:table-cell/>
          <table:table-cell table:formula="of:=([.$K$5]*[.G14])" office:value-type="float" office:value="400" calcext:value-type="float">
            <text:p>400</text:p>
          </table:table-cell>
          <table:table-cell table:formula="of:=([.$K$5]*[.H14])" office:value-type="currency" office:currency="COP" office:value="4000" calcext:value-type="currency">
            <text:p><text:s/>$ 4,000.00 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6"/>
          <table:table-cell table:style-name="ce17"/>
          <table:table-cell table:number-columns-repeated="3"/>
          <table:table-cell table:formula="of:=IF([.E15]=0;0;([.G15]*[.F15])/[.E15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15])" office:value-type="float" office:value="0" calcext:value-type="float">
            <text:p>0</text:p>
          </table:table-cell>
          <table:table-cell table:formula="of:=([.$K$5]*[.H15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44"/>
          <table:table-cell table:formula="of:=IF([.E16]=0;0;([.G16]*[.F16])/[.E16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16])" office:value-type="float" office:value="0" calcext:value-type="float">
            <text:p>0</text:p>
          </table:table-cell>
          <table:table-cell table:formula="of:=([.$K$5]*[.H16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44"/>
          <table:table-cell table:formula="of:=IF([.E17]=0;0;([.G17]*[.F17])/[.E17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17])" office:value-type="float" office:value="0" calcext:value-type="float">
            <text:p>0</text:p>
          </table:table-cell>
          <table:table-cell table:formula="of:=([.$K$5]*[.H17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44"/>
          <table:table-cell table:formula="of:=IF([.E18]=0;0;([.G18]*[.F18])/[.E18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18])" office:value-type="float" office:value="0" calcext:value-type="float">
            <text:p>0</text:p>
          </table:table-cell>
          <table:table-cell table:formula="of:=([.$K$5]*[.H18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44"/>
          <table:table-cell table:formula="of:=IF([.E19]=0;0;([.G19]*[.F19])/[.E19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19])" office:value-type="float" office:value="0" calcext:value-type="float">
            <text:p>0</text:p>
          </table:table-cell>
          <table:table-cell table:formula="of:=([.$K$5]*[.H19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formula="of:=IF([.E20]=0;0;([.G20]*[.F20])/[.E20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20])" office:value-type="float" office:value="0" calcext:value-type="float">
            <text:p>0</text:p>
          </table:table-cell>
          <table:table-cell table:formula="of:=([.$K$5]*[.H20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table:formula="of:=IF([.E21]=0;0;([.G21]*[.F21])/[.E21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21])" office:value-type="float" office:value="0" calcext:value-type="float">
            <text:p>0</text:p>
          </table:table-cell>
          <table:table-cell table:formula="of:=([.$K$5]*[.H21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table:formula="of:=IF([.E22]=0;0;([.G22]*[.F22])/[.E22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22])" office:value-type="float" office:value="0" calcext:value-type="float">
            <text:p>0</text:p>
          </table:table-cell>
          <table:table-cell table:formula="of:=([.$K$5]*[.H22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table:formula="of:=IF([.E23]=0;0;([.G23]*[.F23])/[.E23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23])" office:value-type="float" office:value="0" calcext:value-type="float">
            <text:p>0</text:p>
          </table:table-cell>
          <table:table-cell table:formula="of:=([.$K$5]*[.H23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style-name="ce19"/>
          <table:table-cell table:style-name="ce25"/>
          <table:table-cell table:style-name="ce32"/>
          <table:table-cell table:style-name="ce45"/>
          <table:table-cell table:formula="of:=IF([.E24]=0;0;([.G24]*[.F24])/[.E24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24])" office:value-type="float" office:value="0" calcext:value-type="float">
            <text:p>0</text:p>
          </table:table-cell>
          <table:table-cell table:formula="of:=([.$K$5]*[.H24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style-name="ce19"/>
          <table:table-cell table:style-name="ce25"/>
          <table:table-cell table:style-name="ce33"/>
          <table:table-cell table:style-name="ce45"/>
          <table:table-cell table:formula="of:=IF([.E25]=0;0;([.G25]*[.F25])/[.E25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25])" office:value-type="float" office:value="0" calcext:value-type="float">
            <text:p>0</text:p>
          </table:table-cell>
          <table:table-cell table:formula="of:=([.$K$5]*[.H25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style-name="ce19"/>
          <table:table-cell table:style-name="ce25"/>
          <table:table-cell table:style-name="ce33"/>
          <table:table-cell table:style-name="ce45"/>
          <table:table-cell table:formula="of:=IF([.E26]=0;0;([.G26]*[.F26])/[.E26])" office:value-type="currency" office:currency="COP" office:value="0" calcext:value-type="currency">
            <text:p><text:s/>$ - <text:s text:c="2"/></text:p>
          </table:table-cell>
          <table:table-cell/>
          <table:table-cell table:formula="of:=([.$K$5]*[.G26])" office:value-type="float" office:value="0" calcext:value-type="float">
            <text:p>0</text:p>
          </table:table-cell>
          <table:table-cell table:formula="of:=([.$K$5]*[.H26])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10"/>
          <table:table-cell table:style-name="ce20"/>
          <table:table-cell table:style-name="ce26"/>
          <table:table-cell table:style-name="ce34"/>
          <table:table-cell table:style-name="ce46"/>
          <table:table-cell table:style-name="ce51" table:formula="of:=IF([.E27]=0;0;([.G27]*[.F27])/[.E27])" office:value-type="currency" office:currency="COP" office:value="0" calcext:value-type="currency">
            <text:p><text:s/>$ - <text:s text:c="2"/></text:p>
          </table:table-cell>
          <table:table-cell/>
          <table:table-cell table:style-name="ce61" table:formula="of:=([.$K$5]*[.G27])" office:value-type="float" office:value="0" calcext:value-type="float">
            <text:p>0</text:p>
          </table:table-cell>
          <table:table-cell table:style-name="ce68" table:formula="of:=[.N22]" office:value-type="currency" office:currency="COP" office:value="0" calcext:value-type="currency">
            <text:p><text:s/>$ - <text:s text:c="2"/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27" office:value-type="string" calcext:value-type="string" table:number-columns-spanned="3" table:number-rows-spanned="1">
            <text:p>Subtotal Costo de Materiales</text:p>
          </table:table-cell>
          <table:covered-table-cell table:style-name="ce35"/>
          <table:covered-table-cell table:style-name="ce47"/>
          <table:table-cell table:style-name="ce52" table:formula="of:=SUM([.H6:.H27])" office:value-type="currency" office:currency="COP" office:value="8.365" calcext:value-type="currency">
            <text:p><text:s/>$ 8.37 </text:p>
          </table:table-cell>
          <table:table-cell table:style-name="ce56" table:number-columns-repeated="2"/>
          <table:table-cell table:style-name="ce69" table:formula="of:=SUM([.K6:.K27])" office:value-type="currency" office:currency="COP" office:value="16730" calcext:value-type="currency">
            <text:p><text:s/>$ 16,730.00 </text:p>
          </table:table-cell>
          <table:table-cell table:number-columns-repeated="16373"/>
        </table:table-row>
        <table:named-expressions>
          <table:named-range table:name="_xlnm.Print_Area" table:base-cell-address="$MATERIALES.$A$1" table:cell-range-address="$MATERIALES.$B$4:.$O$28" table:range-usable-as="print-range"/>
        </table:named-expressions>
      </table:table>
      <table:table table:name="M.O.II" table:style-name="ta2">
        <table:table-column table:style-name="co1" table:default-cell-style-name="Default"/>
        <table:table-column table:style-name="co10" table:default-cell-style-name="ce75"/>
        <table:table-column table:style-name="co11" table:default-cell-style-name="ce82"/>
        <table:table-column table:style-name="co12" table:default-cell-style-name="Default"/>
        <table:table-column table:style-name="co1" table:default-cell-style-name="ce93"/>
        <table:table-column table:style-name="co1" table:number-columns-repeated="16379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ce72" office:value-type="string" calcext:value-type="string">
            <text:p>salario minimo</text:p>
          </table:table-cell>
          <table:table-cell table:style-name="ce78" office:value-type="float" office:value="930" calcext:value-type="float">
            <text:p>930.00</text:p>
          </table:table-cell>
          <table:table-cell/>
          <table:table-cell table:style-name="Default"/>
          <table:table-cell table:number-columns-repeated="16379"/>
        </table:table-row>
        <table:table-row table:style-name="ro4">
          <table:table-cell/>
          <table:table-cell table:style-name="ce72" office:value-type="string" calcext:value-type="string">
            <text:p>Mov. De libre disponibilidad</text:p>
          </table:table-cell>
          <table:table-cell table:style-name="ce78" office:value-type="float" office:value="100" calcext:value-type="float">
            <text:p>100.00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6379"/>
        </table:table-row>
        <table:table-row table:style-name="ro5">
          <table:table-cell/>
          <table:table-cell table:style-name="ce73" office:value-type="string" calcext:value-type="string" table:number-columns-spanned="5" table:number-rows-spanned="1">
            <text:p>MANO DE OBRA INDIRECTA</text:p>
          </table:table-cell>
          <table:covered-table-cell table:number-columns-repeated="3" table:style-name="ce79"/>
          <table:covered-table-cell table:style-name="ce97"/>
          <table:table-cell table:number-columns-repeated="16378"/>
        </table:table-row>
        <table:table-row table:style-name="ro1">
          <table:table-cell/>
          <table:table-cell table:style-name="ce74" office:value-type="string" calcext:value-type="string">
            <text:p>CONCEPTOS</text:p>
          </table:table-cell>
          <table:table-cell table:style-name="ce80" office:value-type="string" calcext:value-type="string">
            <text:p>%</text:p>
          </table:table-cell>
          <table:table-cell table:style-name="ce80" office:value-type="string" calcext:value-type="string">
            <text:p>TRABAJOR 1</text:p>
          </table:table-cell>
          <table:table-cell table:style-name="ce80" office:value-type="string" calcext:value-type="string">
            <text:p>SUBTOTAL</text:p>
          </table:table-cell>
          <table:table-cell table:style-name="ce80" office:value-type="string" calcext:value-type="string">
            <text:p>IGV</text:p>
          </table:table-cell>
          <table:table-cell table:style-name="ce103" office:value-type="string" calcext:value-type="string">
            <text:p>TOTA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Remuneracion basica</text:p>
          </table:table-cell>
          <table:table-cell table:style-name="ce81"/>
          <table:table-cell table:style-name="ce87" office:value-type="float" office:value="1300" calcext:value-type="float">
            <text:p>1300.00</text:p>
          </table:table-cell>
          <table:table-cell table:formula="of:=SUM([.D7:.D7])" office:value-type="float" office:value="1300" calcext:value-type="float">
            <text:p>1300.00</text:p>
          </table:table-cell>
          <table:table-cell table:style-name="ce98"/>
          <table:table-cell table:style-name="ce104" table:formula="of:=+[.E7]+[.F7]" office:value-type="float" office:value="1300" calcext:value-type="float">
            <text:p>S/. 1,300.00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signacion Familiar</text:p>
          </table:table-cell>
          <table:table-cell office:value-type="percentage" office:value="0.1" calcext:value-type="percentage">
            <text:p>10 %</text:p>
          </table:table-cell>
          <table:table-cell table:style-name="ce87" table:formula="of:=+[.C2]*(+[.C8])" office:value-type="float" office:value="93" calcext:value-type="float">
            <text:p>93.00</text:p>
          </table:table-cell>
          <table:table-cell table:formula="of:=SUM([.D8:.D8])" office:value-type="float" office:value="93" calcext:value-type="float">
            <text:p>93.00</text:p>
          </table:table-cell>
          <table:table-cell table:style-name="ce98"/>
          <table:table-cell table:style-name="ce104" table:formula="of:=+[.E8]+[.F8]" office:value-type="float" office:value="93" calcext:value-type="float">
            <text:p>S/. 93.00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Bonif. por produccion</text:p>
          </table:table-cell>
          <table:table-cell/>
          <table:table-cell table:style-name="ce87"/>
          <table:table-cell table:formula="of:=SUM([.D9:.D9])" office:value-type="float" office:value="0" calcext:value-type="float">
            <text:p>0.00</text:p>
          </table:table-cell>
          <table:table-cell table:style-name="ce98"/>
          <table:table-cell table:style-name="ce104" table:formula="of:=+[.E9]+[.F9]" office:value-type="float" office:value="0" calcext:value-type="float">
            <text:p>S/. 0.00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Mov. De libre disponibilidad</text:p>
          </table:table-cell>
          <table:table-cell/>
          <table:table-cell table:style-name="ce87" table:formula="of:=[.C3]" office:value-type="float" office:value="100" calcext:value-type="float">
            <text:p>100.00</text:p>
          </table:table-cell>
          <table:table-cell table:formula="of:=SUM([.D10:.D10])" office:value-type="float" office:value="100" calcext:value-type="float">
            <text:p>100.00</text:p>
          </table:table-cell>
          <table:table-cell table:style-name="ce98"/>
          <table:table-cell table:style-name="ce104" table:formula="of:=+[.E10]+[.F10]" office:value-type="float" office:value="100" calcext:value-type="float">
            <text:p>S/. 100.00</text:p>
          </table:table-cell>
          <table:table-cell table:number-columns-repeated="16377"/>
        </table:table-row>
        <table:table-row table:style-name="ro1">
          <table:table-cell/>
          <table:table-cell table:style-name="ce76" office:value-type="string" calcext:value-type="string">
            <text:p>Total de remuneracion</text:p>
          </table:table-cell>
          <table:table-cell/>
          <table:table-cell table:style-name="ce88" table:formula="of:=SUM([.D7:.D10])" office:value-type="float" office:value="1493" calcext:value-type="float">
            <text:p>1493.00</text:p>
          </table:table-cell>
          <table:table-cell table:style-name="ce94" table:formula="of:=SUM([.E7:.E10])" office:value-type="float" office:value="1493" calcext:value-type="float">
            <text:p>1493.00</text:p>
          </table:table-cell>
          <table:table-cell table:style-name="ce99"/>
          <table:table-cell table:style-name="ce105" table:formula="of:=+[.E11]+[.F11]" office:value-type="float" office:value="1493" calcext:value-type="float">
            <text:p>S/. 1,493.00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ONP/ AFP</text:p>
          </table:table-cell>
          <table:table-cell office:value-type="percentage" office:value="0.13" calcext:value-type="percentage">
            <text:p>13 %</text:p>
          </table:table-cell>
          <table:table-cell table:style-name="ce89" table:formula="of:=+[.D11]*[.C12]" office:value-type="float" office:value="194.09" calcext:value-type="float">
            <text:p>194.09</text:p>
          </table:table-cell>
          <table:table-cell table:formula="of:=SUM([.D12:.D12])" office:value-type="float" office:value="194.09" calcext:value-type="float">
            <text:p>194.09</text:p>
          </table:table-cell>
          <table:table-cell table:style-name="ce89"/>
          <table:table-cell table:style-name="ce104" table:formula="of:=+[.E12]+[.F12]" office:value-type="float" office:value="194.09" calcext:value-type="float">
            <text:p>S/. 194.09</text:p>
          </table:table-cell>
          <table:table-cell table:number-columns-repeated="16377"/>
        </table:table-row>
        <table:table-row table:style-name="ro1">
          <table:table-cell/>
          <table:table-cell table:style-name="ce76" office:value-type="string" calcext:value-type="string">
            <text:p>Remuneracion liquida</text:p>
          </table:table-cell>
          <table:table-cell/>
          <table:table-cell table:style-name="ce90" table:formula="of:=+[.D11]-[.D12]" office:value-type="float" office:value="1298.91" calcext:value-type="float">
            <text:p>1298.91</text:p>
          </table:table-cell>
          <table:table-cell table:style-name="ce94" table:formula="of:=+[.E11]-[.E12]" office:value-type="float" office:value="1298.91" calcext:value-type="float">
            <text:p>1298.91</text:p>
          </table:table-cell>
          <table:table-cell table:style-name="ce100"/>
          <table:table-cell table:style-name="ce106" table:formula="of:=+[.E13]+[.F13]" office:value-type="float" office:value="1298.91" calcext:value-type="float">
            <text:p>S/. 1,298.9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Essalud</text:p>
          </table:table-cell>
          <table:table-cell office:value-type="percentage" office:value="0.09" calcext:value-type="percentage">
            <text:p>9 %</text:p>
          </table:table-cell>
          <table:table-cell table:style-name="ce89" table:formula="of:=+[.D11]*[.C14]" office:value-type="float" office:value="134.37" calcext:value-type="float">
            <text:p>134.37</text:p>
          </table:table-cell>
          <table:table-cell table:formula="of:=SUM([.D14:.D14])" office:value-type="float" office:value="134.37" calcext:value-type="float">
            <text:p>134.37</text:p>
          </table:table-cell>
          <table:table-cell table:style-name="ce89"/>
          <table:table-cell table:style-name="ce104" table:formula="of:=+[.E14]+[.F14]" office:value-type="float" office:value="134.37" calcext:value-type="float">
            <text:p>S/. 134.37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CTR</text:p>
          </table:table-cell>
          <table:table-cell table:style-name="ce83" office:value-type="percentage" office:value="0.0104" calcext:value-type="percentage">
            <text:p>1.04 %</text:p>
          </table:table-cell>
          <table:table-cell table:style-name="ce91" table:formula="of:=+[.D11]*[.$C$15]" office:value-type="float" office:value="15.5272" calcext:value-type="float">
            <text:p>15.53</text:p>
          </table:table-cell>
          <table:table-cell table:formula="of:=SUM([.D15:.D15])" office:value-type="float" office:value="15.5272" calcext:value-type="float">
            <text:p>15.53</text:p>
          </table:table-cell>
          <table:table-cell table:style-name="ce91" table:formula="of:=+[.E15]*18%" office:value-type="float" office:value="2.794896" calcext:value-type="float">
            <text:p>2.79</text:p>
          </table:table-cell>
          <table:table-cell table:style-name="ce104" table:formula="of:=+[.E15]+[.F15]" office:value-type="float" office:value="18.322096" calcext:value-type="float">
            <text:p>S/. 18.32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ENATI</text:p>
          </table:table-cell>
          <table:table-cell table:style-name="ce83" office:value-type="percentage" office:value="0.0075" calcext:value-type="percentage">
            <text:p>0.75 %</text:p>
          </table:table-cell>
          <table:table-cell table:style-name="ce91" table:formula="of:=+[.D11]*[.$C$16]" office:value-type="float" office:value="11.1975" calcext:value-type="float">
            <text:p>11.20</text:p>
          </table:table-cell>
          <table:table-cell table:formula="of:=SUM([.D16:.D16])" office:value-type="float" office:value="11.1975" calcext:value-type="float">
            <text:p>11.20</text:p>
          </table:table-cell>
          <table:table-cell table:style-name="ce89"/>
          <table:table-cell table:style-name="ce104" table:formula="of:=+[.E16]+[.F16]" office:value-type="float" office:value="11.1975" calcext:value-type="float">
            <text:p>S/. 11.20</text:p>
          </table:table-cell>
          <table:table-cell table:number-columns-repeated="16377"/>
        </table:table-row>
        <table:table-row table:style-name="ro1">
          <table:table-cell/>
          <table:table-cell table:style-name="ce76" office:value-type="string" calcext:value-type="string">
            <text:p>Total carga laboral</text:p>
          </table:table-cell>
          <table:table-cell table:style-name="ce84"/>
          <table:table-cell table:style-name="ce88" table:formula="of:=SUM([.D14:.D16])" office:value-type="float" office:value="161.0947" calcext:value-type="float">
            <text:p>161.09</text:p>
          </table:table-cell>
          <table:table-cell table:style-name="ce95" table:formula="of:=SUM([.D17:.D17])" office:value-type="float" office:value="161.0947" calcext:value-type="float">
            <text:p>161.09</text:p>
          </table:table-cell>
          <table:table-cell table:style-name="ce101" table:formula="of:=[.F15]+[.F14]+[.F16]" office:value-type="float" office:value="2.794896" calcext:value-type="float">
            <text:p>2.79</text:p>
          </table:table-cell>
          <table:table-cell table:style-name="ce106" table:formula="of:=+[.E17]+[.F17]" office:value-type="float" office:value="163.889596" calcext:value-type="float">
            <text:p>S/. 163.89</text:p>
          </table:table-cell>
          <table:table-cell table:number-columns-repeated="16377"/>
        </table:table-row>
        <table:table-row table:style-name="ro1">
          <table:table-cell/>
          <table:table-cell table:style-name="ce77" office:value-type="string" calcext:value-type="string">
            <text:p>Total costo laboral</text:p>
          </table:table-cell>
          <table:table-cell table:style-name="ce85"/>
          <table:table-cell table:style-name="ce92" table:formula="of:=+[.D17]+[.D11]" office:value-type="float" office:value="1654.0947" calcext:value-type="float">
            <text:p>1654.09</text:p>
          </table:table-cell>
          <table:table-cell table:style-name="ce96" table:formula="of:=SUM([.D18:.D18])" office:value-type="float" office:value="1654.0947" calcext:value-type="float">
            <text:p>1654.09</text:p>
          </table:table-cell>
          <table:table-cell table:style-name="ce102" table:formula="of:=[.F17]" office:value-type="float" office:value="2.794896" calcext:value-type="float">
            <text:p>2.79</text:p>
          </table:table-cell>
          <table:table-cell table:style-name="ce107" table:formula="of:=+[.E18]+[.F18]" office:value-type="float" office:value="1656.889596" calcext:value-type="float">
            <text:p>S/. 1,656.89</text:p>
          </table:table-cell>
          <table:table-cell table:number-columns-repeated="16377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 office:value-type="string" calcext:value-type="string">
            <text:p>MANO DE OBRA</text:p>
          </table:table-cell>
          <table:table-cell table:style-name="ce86" table:formula="of:=+([.G11])*15/12+[.G17]" office:value-type="float" office:value="2030.139596" calcext:value-type="float">
            <text:p>S/. 2,030.14</text:p>
          </table:table-cell>
          <table:table-cell/>
          <table:table-cell table:style-name="Default"/>
          <table:table-cell table:number-columns-repeated="16379"/>
        </table:table-row>
      </table:table>
      <table:table table:name="G.I.F" table:style-name="ta3">
        <table:table-column table:style-name="co1" table:number-columns-repeated="2" table:default-cell-style-name="Default"/>
        <table:table-column table:style-name="co13" table:default-cell-style-name="ce111"/>
        <table:table-column table:style-name="co1" table:default-cell-style-name="ce118"/>
        <table:table-column table:style-name="co1" table:number-columns-repeated="16380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6">
          <table:table-cell table:number-columns-repeated="2"/>
          <table:table-cell table:style-name="ce108" office:value-type="string" calcext:value-type="string">
            <text:p>GASTOS GENERALES</text:p>
          </table:table-cell>
          <table:table-cell table:style-name="ce115"/>
          <table:table-cell table:number-columns-repeated="16380"/>
        </table:table-row>
        <table:table-row table:style-name="ro7">
          <table:table-cell table:number-columns-repeated="2"/>
          <table:table-cell table:style-name="ce109" office:value-type="string" calcext:value-type="string">
            <text:p>ÍTEM</text:p>
          </table:table-cell>
          <table:table-cell table:style-name="ce116" office:value-type="string" calcext:value-type="string">
            <text:p>Gasto Mensua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10" office:value-type="string" calcext:value-type="string">
            <text:p>ARRIENDO</text:p>
          </table:table-cell>
          <table:table-cell table:style-name="ce117" office:value-type="currency" office:currency="COP" office:value="350" calcext:value-type="currency">
            <text:p><text:s/>$ 350.0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AGUA </text:p>
          </table:table-cell>
          <table:table-cell office:value-type="currency" office:currency="COP" office:value="80" calcext:value-type="currency">
            <text:p><text:s/>$ 80.0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LECTRICIDAD</text:p>
          </table:table-cell>
          <table:table-cell table:style-name="ce119" office:value-type="currency" office:currency="COP" office:value="300" calcext:value-type="currency">
            <text:p><text:s/>$ 300.0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LÉFONO</text:p>
          </table:table-cell>
          <table:table-cell table:style-name="ce119" office:value-type="currency" office:currency="COP" office:value="10" calcext:value-type="currency">
            <text:p><text:s/>$ 10.0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ELU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GA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TRANSPORTE</text:p>
          </table:table-cell>
          <table:table-cell table:style-name="ce63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EPRECIACIÓN</text:p>
          </table:table-cell>
          <table:table-cell office:value-type="currency" office:currency="COP" office:value="50" calcext:value-type="currency">
            <text:p><text:s/>$ 50.0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APELERÍ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TERNET</text:p>
          </table:table-cell>
          <table:table-cell office:value-type="currency" office:currency="COP" office:value="30" calcext:value-type="currency">
            <text:p><text:s/>$ 30.0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ALARIO ADMINISTRAD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ALARIO SECRETAR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ALARIO MENSAJERO</text:p>
          </table:table-cell>
          <table:table-cell table:style-name="ce119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VENDEDOR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OMISIONES SOBRE VENTA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EGURO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ANTENIMIENT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ASEO 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AFETERÍ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SCRIPCION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GASTOS DE PERSONAL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HONORARIO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IMPUESTO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SEGURO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ASEO Y VIGILANCIA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ASISTENCIA TÉCNICA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ACUEDUCTO Y ALCANTARILLADO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CORREO, PORTES Y TELEGRAMA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GASTOS LEGALE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MANTENIMIENTO Y REPARACIONE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12" office:value-type="string" calcext:value-type="string">
            <text:p>ADECUACIÓN E INSTALACIÓN 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FINANCIEROS</text:p>
          </table:table-cell>
          <table:table-cell table:style-name="ce120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XTRAORDINARIOS</text:p>
          </table:table-cell>
          <table:table-cell table:style-name="ce120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IVERSOS</text:p>
          </table:table-cell>
          <table:table-cell table:style-name="ce120"/>
          <table:table-cell table:number-columns-repeated="16380"/>
        </table:table-row>
        <table:table-row table:style-name="ro1">
          <table:table-cell table:number-columns-repeated="2"/>
          <table:table-cell table:style-name="ce113"/>
          <table:table-cell table:style-name="ce121"/>
          <table:table-cell table:number-columns-repeated="16380"/>
        </table:table-row>
        <table:table-row table:style-name="ro1">
          <table:table-cell table:number-columns-repeated="2"/>
          <table:table-cell table:style-name="ce114" office:value-type="string" calcext:value-type="string">
            <text:p>Total</text:p>
          </table:table-cell>
          <table:table-cell table:style-name="ce122" table:formula="of:=SUM([.D5:.D39])" office:value-type="currency" office:currency="COP" office:value="820" calcext:value-type="currency">
            <text:p><text:s/>$ 820.00 </text:p>
          </table:table-cell>
          <table:table-cell table:number-columns-repeated="16380"/>
        </table:table-row>
      </table:table>
      <table:table table:name="M.O.D" table:style-name="ta4">
        <table:table-column table:style-name="co1" table:default-cell-style-name="Default"/>
        <table:table-column table:style-name="co14" table:default-cell-style-name="ce127"/>
        <table:table-column table:style-name="co15" table:default-cell-style-name="ce136"/>
        <table:table-column table:style-name="co16" table:default-cell-style-name="ce145"/>
        <table:table-column table:style-name="co17" table:default-cell-style-name="Default"/>
        <table:table-column table:style-name="co7" table:default-cell-style-name="Default"/>
        <table:table-column table:style-name="co1" table:number-columns-repeated="16378" table:default-cell-style-name="Default"/>
        <table:table-row table:style-name="ro1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ce72" office:value-type="string" calcext:value-type="string">
            <text:p>MOV. LIBRE DISPOSICION</text:p>
          </table:table-cell>
          <table:table-cell table:style-name="ce132" office:value-type="float" office:value="2" calcext:value-type="float">
            <text:p><text:s/>2.00 </text:p>
          </table:table-cell>
          <table:table-cell table:style-name="Default"/>
          <table:table-cell table:number-columns-repeated="16380"/>
        </table:table-row>
        <table:table-row table:style-name="ro1">
          <table:table-cell/>
          <table:table-cell table:style-name="ce123" office:value-type="string" calcext:value-type="string" table:number-columns-spanned="10" table:number-rows-spanned="2">
            <text:p>MANO DE OBRA DIRECTA</text:p>
          </table:table-cell>
          <table:covered-table-cell table:number-columns-repeated="9" table:style-name="ce133"/>
          <table:table-cell table:number-columns-repeated="16373"/>
        </table:table-row>
        <table:table-row table:style-name="ro1">
          <table:table-cell/>
          <table:covered-table-cell table:number-columns-repeated="10" table:style-name="ce124"/>
          <table:table-cell table:number-columns-repeated="16373"/>
        </table:table-row>
        <table:table-row table:style-name="ro1">
          <table:table-cell/>
          <table:table-cell table:style-name="ce125" office:value-type="string" calcext:value-type="string" table:number-columns-spanned="1" table:number-rows-spanned="2">
            <text:p>CONCEPTO </text:p>
          </table:table-cell>
          <table:table-cell table:style-name="ce134" office:value-type="string" calcext:value-type="string">
            <text:p>%</text:p>
          </table:table-cell>
          <table:table-cell table:style-name="ce144" office:value-type="string" calcext:value-type="string" table:number-columns-spanned="1" table:number-rows-spanned="2">
            <text:p>S/</text:p>
          </table:table-cell>
          <table:table-cell table:style-name="ce151" office:value-type="string" calcext:value-type="string" table:number-columns-spanned="3" table:number-rows-spanned="1">
            <text:p>CANTIDAD</text:p>
          </table:table-cell>
          <table:covered-table-cell table:style-name="ce153"/>
          <table:covered-table-cell table:style-name="ce154"/>
          <table:table-cell table:style-name="ce155" table:number-columns-repeated="2"/>
          <table:table-cell table:style-name="ce144" office:value-type="string" calcext:value-type="string" table:number-columns-spanned="1" table:number-rows-spanned="2">
            <text:p>SUBTOTAL</text:p>
          </table:table-cell>
          <table:table-cell table:style-name="ce144" office:value-type="string" calcext:value-type="string" table:number-columns-spanned="1" table:number-rows-spanned="2">
            <text:p>IGV</text:p>
          </table:table-cell>
          <table:table-cell table:style-name="ce158" office:value-type="string" calcext:value-type="string" table:number-columns-spanned="1" table:number-rows-spanned="2">
            <text:p>TOTAL</text:p>
          </table:table-cell>
          <table:table-cell table:number-columns-repeated="16372"/>
        </table:table-row>
        <table:table-row table:style-name="ro1">
          <table:table-cell/>
          <table:covered-table-cell table:style-name="ce126"/>
          <table:table-cell table:style-name="ce135"/>
          <table:covered-table-cell table:style-name="ce135"/>
          <table:table-cell table:style-name="ce152" office:value-type="string" calcext:value-type="string">
            <text:p>TRABAJADOR 1</text:p>
          </table:table-cell>
          <table:table-cell table:style-name="ce152" office:value-type="string" calcext:value-type="string">
            <text:p>TRABAJADOR 2</text:p>
          </table:table-cell>
          <table:table-cell table:style-name="ce152" office:value-type="string" calcext:value-type="string">
            <text:p>TRABAJADOR 3</text:p>
          </table:table-cell>
          <table:table-cell table:style-name="ce156" office:value-type="string" calcext:value-type="string">
            <text:p>TRABAJADOR 4</text:p>
          </table:table-cell>
          <table:table-cell table:style-name="ce156" office:value-type="string" calcext:value-type="string">
            <text:p>TRABAJADOR 5</text:p>
          </table:table-cell>
          <table:covered-table-cell table:number-columns-repeated="2" table:style-name="ce135"/>
          <table:covered-table-cell table:style-name="ce159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PRODUCTO X</text:p>
          </table:table-cell>
          <table:table-cell/>
          <table:table-cell office:value-type="float" office:value="3" calcext:value-type="float">
            <text:p><text:s/>3.00 </text:p>
          </table:table-cell>
          <table:table-cell table:number-columns-repeated="5" table:style-name="ce145" office:value-type="float" office:value="400" calcext:value-type="float">
            <text:p><text:s/>400.00 </text:p>
          </table:table-cell>
          <table:table-cell table:style-name="ce145" table:number-columns-repeated="2"/>
          <table:table-cell table:style-name="ce160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PRODUCTO Y</text:p>
          </table:table-cell>
          <table:table-cell table:number-columns-repeated="2"/>
          <table:table-cell table:style-name="ce145" table:number-columns-repeated="7"/>
          <table:table-cell table:style-name="ce160"/>
          <table:table-cell table:number-columns-repeated="16372"/>
        </table:table-row>
        <table:table-row table:style-name="ro1">
          <table:table-cell/>
          <table:table-cell table:style-name="ce128" office:value-type="string" calcext:value-type="string">
            <text:p>PRODUCTO Z</text:p>
          </table:table-cell>
          <table:table-cell table:style-name="ce137"/>
          <table:table-cell table:style-name="ce146" table:number-columns-repeated="8"/>
          <table:table-cell table:style-name="ce161"/>
          <table:table-cell table:number-columns-repeated="16372"/>
        </table:table-row>
        <table:table-row table:style-name="ro1">
          <table:table-cell/>
          <table:table-cell table:style-name="ce129" office:value-type="string" calcext:value-type="string">
            <text:p>REMUNERACION BASICA</text:p>
          </table:table-cell>
          <table:table-cell table:style-name="ce138"/>
          <table:table-cell table:style-name="ce147"/>
          <table:table-cell table:style-name="ce147" table:formula="of:=([.E7]*[.$D$7])+([.E8]*[.$D$8])+([.E9]*[.$D$9])" office:value-type="float" office:value="1200" calcext:value-type="float">
            <text:p><text:s/>1,200.00 </text:p>
          </table:table-cell>
          <table:table-cell table:style-name="ce147" table:formula="of:=([.F7]*[.$D$7])+([.F8]*[.$D$8])+([.F9]*[.$D$9])" office:value-type="float" office:value="1200" calcext:value-type="float">
            <text:p><text:s/>1,200.00 </text:p>
          </table:table-cell>
          <table:table-cell table:style-name="ce147" table:formula="of:=([.G7]*[.$D$7])+([.G8]*[.$D$8])+([.G9]*[.$D$9])" office:value-type="float" office:value="1200" calcext:value-type="float">
            <text:p><text:s/>1,200.00 </text:p>
          </table:table-cell>
          <table:table-cell table:style-name="ce147" table:formula="of:=([.H7]*[.$D$7])+([.H8]*[.$D$8])+([.H9]*[.$D$9])" office:value-type="float" office:value="1200" calcext:value-type="float">
            <text:p><text:s/>1,200.00 </text:p>
          </table:table-cell>
          <table:table-cell table:style-name="ce147" table:formula="of:=([.I7]*[.$D$7])+([.I8]*[.$D$8])+([.I9]*[.$D$9])" office:value-type="float" office:value="1200" calcext:value-type="float">
            <text:p><text:s/>1,200.00 </text:p>
          </table:table-cell>
          <table:table-cell table:style-name="ce147" table:formula="of:=[.G10]+[.F10]+[.E10]" office:value-type="float" office:value="3600" calcext:value-type="float">
            <text:p><text:s/>3,600.00 </text:p>
          </table:table-cell>
          <table:table-cell table:style-name="ce147"/>
          <table:table-cell table:style-name="ce162" table:formula="of:=+[.K10]+[.J10]" office:value-type="float" office:value="3600" calcext:value-type="float">
            <text:p><text:s/>3,600.00 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. LIBRE DISPOSICIÓN</text:p>
          </table:table-cell>
          <table:table-cell table:number-columns-repeated="2"/>
          <table:table-cell table:number-columns-repeated="5" table:style-name="ce145" office:value-type="float" office:value="5" calcext:value-type="float">
            <text:p><text:s/>5.00 </text:p>
          </table:table-cell>
          <table:table-cell table:style-name="ce157" table:formula="of:=[.G11]+[.F11]+[.E11]+[.H11]+[.I11]" office:value-type="float" office:value="25" calcext:value-type="float">
            <text:p><text:s/>25.00 </text:p>
          </table:table-cell>
          <table:table-cell table:style-name="ce145"/>
          <table:table-cell table:style-name="ce163" table:formula="of:=+[.K11]+[.J11]" office:value-type="float" office:value="25" calcext:value-type="float">
            <text:p><text:s/>25.00 </text:p>
          </table:table-cell>
          <table:table-cell table:number-columns-repeated="16372"/>
        </table:table-row>
        <table:table-row table:style-name="ro1">
          <table:table-cell/>
          <table:table-cell table:style-name="ce130" office:value-type="string" calcext:value-type="string">
            <text:p>TOTAL REMUN.</text:p>
          </table:table-cell>
          <table:table-cell table:style-name="ce139"/>
          <table:table-cell table:style-name="ce148"/>
          <table:table-cell table:style-name="ce148" table:formula="of:=SUM([.E10:.E11])" office:value-type="float" office:value="1205" calcext:value-type="float">
            <text:p><text:s/>1,205.00 </text:p>
          </table:table-cell>
          <table:table-cell table:style-name="ce148" table:formula="of:=SUM([.F10:.F11])" office:value-type="float" office:value="1205" calcext:value-type="float">
            <text:p><text:s/>1,205.00 </text:p>
          </table:table-cell>
          <table:table-cell table:style-name="ce148" table:formula="of:=SUM([.G10:.G11])" office:value-type="float" office:value="1205" calcext:value-type="float">
            <text:p><text:s/>1,205.00 </text:p>
          </table:table-cell>
          <table:table-cell table:style-name="ce148" table:formula="of:=SUM([.H10:.H11])" office:value-type="float" office:value="1205" calcext:value-type="float">
            <text:p><text:s/>1,205.00 </text:p>
          </table:table-cell>
          <table:table-cell table:style-name="ce148" table:formula="of:=SUM([.I10:.I11])" office:value-type="float" office:value="1205" calcext:value-type="float">
            <text:p><text:s/>1,205.00 </text:p>
          </table:table-cell>
          <table:table-cell table:style-name="ce147" table:formula="of:=[.G12]+[.F12]+[.E12]+[.H12]+[.I12]" office:value-type="float" office:value="6025" calcext:value-type="float">
            <text:p><text:s/>6,025.00 </text:p>
          </table:table-cell>
          <table:table-cell table:style-name="ce148"/>
          <table:table-cell table:style-name="ce162" table:formula="of:=+[.K12]+[.J12]" office:value-type="float" office:value="6025" calcext:value-type="float">
            <text:p><text:s/>6,025.00 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ONP/AFP</text:p>
          </table:table-cell>
          <table:table-cell office:value-type="percentage" office:value="0.13" calcext:value-type="percentage">
            <text:p>13 %</text:p>
          </table:table-cell>
          <table:table-cell/>
          <table:table-cell table:style-name="ce145" table:formula="of:=[.E12]*[.$C$13]" office:value-type="float" office:value="156.65" calcext:value-type="float">
            <text:p><text:s/>156.65 </text:p>
          </table:table-cell>
          <table:table-cell table:style-name="ce145" table:formula="of:=[.F12]*[.$C$13]" office:value-type="float" office:value="156.65" calcext:value-type="float">
            <text:p><text:s/>156.65 </text:p>
          </table:table-cell>
          <table:table-cell table:style-name="ce145" table:formula="of:=[.G12]*[.$C$13]" office:value-type="float" office:value="156.65" calcext:value-type="float">
            <text:p><text:s/>156.65 </text:p>
          </table:table-cell>
          <table:table-cell table:style-name="ce145" table:formula="of:=[.H12]*[.$C$13]" office:value-type="float" office:value="156.65" calcext:value-type="float">
            <text:p><text:s/>156.65 </text:p>
          </table:table-cell>
          <table:table-cell table:style-name="ce145" table:formula="of:=[.I12]*[.$C$13]" office:value-type="float" office:value="156.65" calcext:value-type="float">
            <text:p><text:s/>156.65 </text:p>
          </table:table-cell>
          <table:table-cell table:style-name="ce157" table:formula="of:=[.G13]+[.F13]+[.E13]" office:value-type="float" office:value="469.95" calcext:value-type="float">
            <text:p><text:s/>469.95 </text:p>
          </table:table-cell>
          <table:table-cell table:style-name="ce145"/>
          <table:table-cell table:style-name="ce163" table:formula="of:=+[.K13]+[.J13]" office:value-type="float" office:value="469.95" calcext:value-type="float">
            <text:p><text:s/>469.95 </text:p>
          </table:table-cell>
          <table:table-cell table:number-columns-repeated="16372"/>
        </table:table-row>
        <table:table-row table:style-name="ro1">
          <table:table-cell/>
          <table:table-cell table:style-name="ce130" office:value-type="string" calcext:value-type="string">
            <text:p>REMUNERACION NETA</text:p>
          </table:table-cell>
          <table:table-cell table:style-name="ce139"/>
          <table:table-cell table:style-name="ce148"/>
          <table:table-cell table:style-name="ce148" table:formula="of:=[.E12]-[.E13]" office:value-type="float" office:value="1048.35" calcext:value-type="float">
            <text:p><text:s/>1,048.35 </text:p>
          </table:table-cell>
          <table:table-cell table:style-name="ce148" table:formula="of:=[.F12]-[.F13]" office:value-type="float" office:value="1048.35" calcext:value-type="float">
            <text:p><text:s/>1,048.35 </text:p>
          </table:table-cell>
          <table:table-cell table:style-name="ce148" table:formula="of:=[.G12]-[.G13]" office:value-type="float" office:value="1048.35" calcext:value-type="float">
            <text:p><text:s/>1,048.35 </text:p>
          </table:table-cell>
          <table:table-cell table:style-name="ce148" table:formula="of:=[.H12]-[.H13]" office:value-type="float" office:value="1048.35" calcext:value-type="float">
            <text:p><text:s/>1,048.35 </text:p>
          </table:table-cell>
          <table:table-cell table:style-name="ce148" table:formula="of:=[.I12]-[.I13]" office:value-type="float" office:value="1048.35" calcext:value-type="float">
            <text:p><text:s/>1,048.35 </text:p>
          </table:table-cell>
          <table:table-cell table:style-name="ce147" table:formula="of:=[.G14]+[.F14]+[.E14]+[.H14]+[.I14]" office:value-type="float" office:value="5241.75" calcext:value-type="float">
            <text:p><text:s/>5,241.75 </text:p>
          </table:table-cell>
          <table:table-cell table:style-name="ce148"/>
          <table:table-cell table:style-name="ce16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ESSALUD</text:p>
          </table:table-cell>
          <table:table-cell office:value-type="percentage" office:value="0.09" calcext:value-type="percentage">
            <text:p>9 %</text:p>
          </table:table-cell>
          <table:table-cell/>
          <table:table-cell table:style-name="ce145" table:formula="of:=+[.E12]*[.$C$15]" office:value-type="float" office:value="108.45" calcext:value-type="float">
            <text:p><text:s/>108.45 </text:p>
          </table:table-cell>
          <table:table-cell table:style-name="ce145" table:formula="of:=+[.F12]*[.$C$15]" office:value-type="float" office:value="108.45" calcext:value-type="float">
            <text:p><text:s/>108.45 </text:p>
          </table:table-cell>
          <table:table-cell table:style-name="ce145" table:formula="of:=+[.G12]*[.$C$15]" office:value-type="float" office:value="108.45" calcext:value-type="float">
            <text:p><text:s/>108.45 </text:p>
          </table:table-cell>
          <table:table-cell table:style-name="ce145" table:formula="of:=+[.H12]*[.$C$15]" office:value-type="float" office:value="108.45" calcext:value-type="float">
            <text:p><text:s/>108.45 </text:p>
          </table:table-cell>
          <table:table-cell table:style-name="ce145" table:formula="of:=+[.I12]*[.$C$15]" office:value-type="float" office:value="108.45" calcext:value-type="float">
            <text:p><text:s/>108.45 </text:p>
          </table:table-cell>
          <table:table-cell table:style-name="ce157" table:formula="of:=[.G15]+[.F15]+[.E15]+[.H15]+[.I15]" office:value-type="float" office:value="542.25" calcext:value-type="float">
            <text:p><text:s/>542.25 </text:p>
          </table:table-cell>
          <table:table-cell table:style-name="ce145"/>
          <table:table-cell table:style-name="ce163" table:formula="of:=+[.K15]+[.J15]" office:value-type="float" office:value="542.25" calcext:value-type="float">
            <text:p><text:s/>542.25 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S.C.T.R </text:p>
          </table:table-cell>
          <table:table-cell table:style-name="ce140" office:value-type="percentage" office:value="0.0104" calcext:value-type="percentage">
            <text:p>1.04 %</text:p>
          </table:table-cell>
          <table:table-cell/>
          <table:table-cell table:style-name="ce145" table:formula="of:=+[.E12]*[.$C$16]" office:value-type="float" office:value="12.532" calcext:value-type="float">
            <text:p><text:s/>12.53 </text:p>
          </table:table-cell>
          <table:table-cell table:style-name="ce145" table:formula="of:=+[.F12]*[.$C$16]" office:value-type="float" office:value="12.532" calcext:value-type="float">
            <text:p><text:s/>12.53 </text:p>
          </table:table-cell>
          <table:table-cell table:style-name="ce145" table:formula="of:=+[.G12]*[.$C$16]" office:value-type="float" office:value="12.532" calcext:value-type="float">
            <text:p><text:s/>12.53 </text:p>
          </table:table-cell>
          <table:table-cell table:style-name="ce145" table:formula="of:=+[.H12]*[.$C$16]" office:value-type="float" office:value="12.532" calcext:value-type="float">
            <text:p><text:s/>12.53 </text:p>
          </table:table-cell>
          <table:table-cell table:style-name="ce145" table:formula="of:=+[.I12]*[.$C$16]" office:value-type="float" office:value="12.532" calcext:value-type="float">
            <text:p><text:s/>12.53 </text:p>
          </table:table-cell>
          <table:table-cell table:style-name="ce157" table:formula="of:=[.G16]+[.F16]+[.E16]+[.H16]+[.I16]" office:value-type="float" office:value="62.66" calcext:value-type="float">
            <text:p><text:s/>62.66 </text:p>
          </table:table-cell>
          <table:table-cell table:style-name="ce145" table:formula="of:=+[.J16]*18%" office:value-type="float" office:value="11.2788" calcext:value-type="float">
            <text:p><text:s/>11.28 </text:p>
          </table:table-cell>
          <table:table-cell table:style-name="ce163" table:formula="of:=+[.K16]+[.J16]" office:value-type="float" office:value="73.9388" calcext:value-type="float">
            <text:p><text:s/>73.94 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SENATI</text:p>
          </table:table-cell>
          <table:table-cell table:style-name="ce140" office:value-type="percentage" office:value="0.0075" calcext:value-type="percentage">
            <text:p>0.75 %</text:p>
          </table:table-cell>
          <table:table-cell/>
          <table:table-cell table:style-name="ce145" table:formula="of:=+[.E12]*[.$C$17]" office:value-type="float" office:value="9.0375" calcext:value-type="float">
            <text:p><text:s/>9.04 </text:p>
          </table:table-cell>
          <table:table-cell table:style-name="ce145" table:formula="of:=+[.F12]*[.$C$17]" office:value-type="float" office:value="9.0375" calcext:value-type="float">
            <text:p><text:s/>9.04 </text:p>
          </table:table-cell>
          <table:table-cell table:style-name="ce145" table:formula="of:=+[.G12]*[.$C$17]" office:value-type="float" office:value="9.0375" calcext:value-type="float">
            <text:p><text:s/>9.04 </text:p>
          </table:table-cell>
          <table:table-cell table:style-name="ce145" table:formula="of:=+[.H12]*[.$C$17]" office:value-type="float" office:value="9.0375" calcext:value-type="float">
            <text:p><text:s/>9.04 </text:p>
          </table:table-cell>
          <table:table-cell table:style-name="ce145" table:formula="of:=+[.I12]*[.$C$17]" office:value-type="float" office:value="9.0375" calcext:value-type="float">
            <text:p><text:s/>9.04 </text:p>
          </table:table-cell>
          <table:table-cell table:style-name="ce157" table:formula="of:=[.G17]+[.F17]+[.E17]+[.H17]+[.I17]" office:value-type="float" office:value="45.1875" calcext:value-type="float">
            <text:p><text:s/>45.19 </text:p>
          </table:table-cell>
          <table:table-cell table:style-name="ce145"/>
          <table:table-cell table:style-name="ce163" table:formula="of:=+[.K17]+[.J17]" office:value-type="float" office:value="45.1875" calcext:value-type="float">
            <text:p><text:s/>45.19 </text:p>
          </table:table-cell>
          <table:table-cell table:number-columns-repeated="16372"/>
        </table:table-row>
        <table:table-row table:style-name="ro1">
          <table:table-cell/>
          <table:table-cell table:style-name="ce131" office:value-type="string" calcext:value-type="string">
            <text:p>TOTAL COSTO LABORAL</text:p>
          </table:table-cell>
          <table:table-cell table:style-name="ce141"/>
          <table:table-cell table:style-name="ce149"/>
          <table:table-cell table:style-name="ce149" table:formula="of:=SUM([.E15:.E17])" office:value-type="float" office:value="130.0195" calcext:value-type="float">
            <text:p><text:s/>130.02 </text:p>
          </table:table-cell>
          <table:table-cell table:style-name="ce149" table:formula="of:=SUM([.F15:.F17])" office:value-type="float" office:value="130.0195" calcext:value-type="float">
            <text:p><text:s/>130.02 </text:p>
          </table:table-cell>
          <table:table-cell table:style-name="ce149" table:formula="of:=SUM([.G15:.G17])" office:value-type="float" office:value="130.0195" calcext:value-type="float">
            <text:p><text:s/>130.02 </text:p>
          </table:table-cell>
          <table:table-cell table:style-name="ce149" table:formula="of:=SUM([.H15:.H17])" office:value-type="float" office:value="130.0195" calcext:value-type="float">
            <text:p><text:s/>130.02 </text:p>
          </table:table-cell>
          <table:table-cell table:style-name="ce149" table:formula="of:=SUM([.I15:.I17])" office:value-type="float" office:value="130.0195" calcext:value-type="float">
            <text:p><text:s/>130.02 </text:p>
          </table:table-cell>
          <table:table-cell table:style-name="ce149" table:formula="of:=SUM([.J15:.J17])" office:value-type="float" office:value="650.0975" calcext:value-type="float">
            <text:p><text:s/>650.10 </text:p>
          </table:table-cell>
          <table:table-cell table:style-name="ce149" table:formula="of:=SUM([.K15:.K17])" office:value-type="float" office:value="11.2788" calcext:value-type="float">
            <text:p><text:s/>11.28 </text:p>
          </table:table-cell>
          <table:table-cell table:style-name="ce164" table:formula="of:=SUM([.L15:.L17])" office:value-type="float" office:value="661.3763" calcext:value-type="float">
            <text:p><text:s/>661.38 </text:p>
          </table:table-cell>
          <table:table-cell table:number-columns-repeated="16372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Default"/>
          <table:table-cell table:style-name="ce142"/>
          <table:table-cell table:style-name="ce150"/>
          <table:table-cell table:number-columns-repeated="16380"/>
        </table:table-row>
        <table:table-row table:style-name="ro1">
          <table:table-cell/>
          <table:table-cell table:style-name="ce89" office:value-type="string" calcext:value-type="string">
            <text:p>MANO DE OBRA</text:p>
          </table:table-cell>
          <table:table-cell table:style-name="ce143" table:formula="of:=+([.L12]/12)*15+[.L18]" office:value-type="float" office:value="8192.6263" calcext:value-type="float">
            <text:p>S/. 8,192.63</text:p>
          </table:table-cell>
          <table:table-cell table:style-name="Default"/>
          <table:table-cell table:number-columns-repeated="16380"/>
        </table:table-row>
      </table:table>
      <table:table table:name="MANO DE OBRA DIRECTA" table:style-name="ta5">
        <table:table-column table:style-name="co18" table:default-cell-style-name="ce167"/>
        <table:table-column table:style-name="co1" table:default-cell-style-name="ce89"/>
        <table:table-column table:style-name="co19" table:default-cell-style-name="ce89"/>
        <table:table-column table:style-name="co1" table:default-cell-style-name="ce174"/>
        <table:table-column table:style-name="co1" table:number-columns-repeated="16380" table:default-cell-style-name="Default"/>
        <table:table-row table:style-name="ro6">
          <table:table-cell table:style-name="ce165"/>
          <table:table-cell table:style-name="ce169" office:value-type="string" calcext:value-type="string" table:number-columns-spanned="3" table:number-rows-spanned="1">
            <text:p>MANO DE OBRA DIRECTA</text:p>
          </table:table-cell>
          <table:covered-table-cell table:style-name="ce172"/>
          <table:covered-table-cell table:style-name="ce169"/>
          <table:table-cell table:number-columns-repeated="16380"/>
        </table:table-row>
        <table:table-row table:style-name="ro1">
          <table:table-cell table:style-name="ce166"/>
          <table:table-cell table:style-name="ce170" office:value-type="string" calcext:value-type="string">
            <text:p>CANTIDAD</text:p>
          </table:table-cell>
          <table:table-cell table:style-name="ce170" office:value-type="string" calcext:value-type="string">
            <text:p>COSTO/KEKE</text:p>
          </table:table-cell>
          <table:table-cell table:style-name="ce173" office:value-type="string" calcext:value-type="string">
            <text:p>TOT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BAJADOR 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BAJADOR 2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BAJADOR 3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BAJADOR 4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BAJADOR 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table:style-name="ce168" office:value-type="string" calcext:value-type="string">
            <text:p>TOTAL</text:p>
          </table:table-cell>
          <table:table-cell table:style-name="ce171" table:formula="of:=SUM([.B3:.B7])" office:value-type="float" office:value="2000" calcext:value-type="float">
            <text:p>2000</text:p>
          </table:table-cell>
          <table:table-cell table:style-name="ce171" table:formula="of:=SUM([.C3:.C7])" office:value-type="float" office:value="15" calcext:value-type="float">
            <text:p>15</text:p>
          </table:table-cell>
          <table:table-cell table:style-name="ce175" table:formula="of:=SUM([.D3:.D7])" office:value-type="float" office:value="6000" calcext:value-type="float">
            <text:p>6000</text:p>
          </table:table-cell>
          <table:table-cell table:number-columns-repeated="16380"/>
        </table:table-row>
      </table:table>
      <table:table table:name="PRECIO DE VENTA" table:style-name="ta6">
        <table:table-column table:style-name="co1" table:default-cell-style-name="Default"/>
        <table:table-column table:style-name="co20" table:default-cell-style-name="ce184"/>
        <table:table-column table:style-name="co21" table:default-cell-style-name="ce23"/>
        <table:table-column table:style-name="co22" table:default-cell-style-name="ce202"/>
        <table:table-column table:style-name="co1" table:number-columns-repeated="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" table:number-columns-repeated="16376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6380"/>
        </table:table-row>
        <table:table-row table:style-name="ro6">
          <table:table-cell/>
          <table:table-cell table:style-name="ce176" office:value-type="string" calcext:value-type="string" table:number-columns-spanned="3" table:number-rows-spanned="1">
            <text:p>COSTO TOTAL</text:p>
          </table:table-cell>
          <table:covered-table-cell table:style-name="ce187"/>
          <table:covered-table-cell table:style-name="ce196"/>
          <table:table-cell table:number-columns-repeated="16380"/>
        </table:table-row>
        <table:table-row table:style-name="ro6">
          <table:table-cell/>
          <table:table-cell table:style-name="ce177">
            <draw:custom-shape table:end-cell-address="'PRECIO DE VENTA'.C6" table:end-x="0.018cm" table:end-y="0.441cm" draw:z-index="4" draw:name="Rectangle 23" draw:style-name="gr1" draw:text-style-name="P1" svg:width="6.888cm" svg:height="0.505cm" svg:x="0.011cm" svg:y="0.63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/>
          <table:table-cell table:style-name="ce197"/>
          <table:table-cell table:number-columns-repeated="16380"/>
        </table:table-row>
        <table:table-row table:style-name="ro1">
          <table:table-cell>
            <draw:custom-shape draw:z-index="2" draw:name="CuadroTexto 21" draw:style-name="gr2" draw:text-style-name="P3" svg:width="0.512cm" svg:height="0.734cm" svg:x="1.535cm" svg:y="0.476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8" office:value-type="string" calcext:value-type="string">
            <text:p><text:a xlink:href="#MATERIALES.A1" xlink:type="simple">MATERIALES</text:a></text:p>
          </table:table-cell>
          <table:table-cell table:style-name="ce189"/>
          <table:table-cell table:style-name="ce198" table:formula="of:=[$MATERIALES.K28]" office:value-type="currency" office:currency="COP" office:value="16730" calcext:value-type="currency">
            <text:p><text:s/>$ 16,730.00 </text:p>
          </table:table-cell>
          <table:table-cell table:number-columns-repeated="16380"/>
        </table:table-row>
        <table:table-row table:style-name="ro1">
          <table:table-cell/>
          <table:table-cell table:style-name="ce179"/>
          <table:table-cell table:style-name="ce189"/>
          <table:table-cell table:style-name="ce199"/>
          <table:table-cell table:number-columns-repeated="16380"/>
        </table:table-row>
        <table:table-row table:style-name="ro1">
          <table:table-cell/>
          <table:table-cell table:style-name="ce180"/>
          <table:table-cell table:style-name="ce190"/>
          <table:table-cell table:style-name="ce199"/>
          <table:table-cell table:number-columns-repeated="16380"/>
        </table:table-row>
        <table:table-row table:style-name="ro1">
          <table:table-cell/>
          <table:table-cell table:style-name="ce181"/>
          <table:table-cell/>
          <table:table-cell table:style-name="ce63"/>
          <table:table-cell table:number-columns-repeated="16380"/>
        </table:table-row>
        <table:table-row table:style-name="ro1">
          <table:table-cell/>
          <table:table-cell table:style-name="ce181">
            <draw:custom-shape table:end-cell-address="'PRECIO DE VENTA'.B11" table:end-x="6.88cm" table:end-y="0.453cm" draw:z-index="1" draw:name="Rectangle 23" draw:style-name="gr1" draw:text-style-name="P1" svg:width="6.853cm" svg:height="0.528cm" svg:x="0.027cm" svg:y="0.45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63"/>
          <table:table-cell table:number-columns-repeated="3"/>
          <table:table-cell table:style-name="ce207" table:number-columns-repeated="3"/>
          <table:table-cell table:number-columns-repeated="16374"/>
        </table:table-row>
        <table:table-row table:style-name="ro1">
          <table:table-cell/>
          <table:table-cell table:style-name="ce182" office:value-type="string" calcext:value-type="string">
            <text:p>MANO DE OBRA DIRECTA</text:p>
          </table:table-cell>
          <table:table-cell/>
          <table:table-cell table:style-name="ce198" table:formula="of:=[$'M.O.D'.C23]" office:value-type="currency" office:currency="COP" office:value="8192.6263" calcext:value-type="currency">
            <text:p><text:s/>$ 8,192.63 </text:p>
          </table:table-cell>
          <table:table-cell table:number-columns-repeated="3"/>
          <table:table-cell table:style-name="ce207" table:number-columns-repeated="3"/>
          <table:table-cell table:number-columns-repeated="16374"/>
        </table:table-row>
        <table:table-row table:style-name="ro1" table:number-rows-repeated="2">
          <table:table-cell/>
          <table:table-cell table:style-name="ce181"/>
          <table:table-cell/>
          <table:table-cell table:style-name="ce63"/>
          <table:table-cell table:number-columns-repeated="3"/>
          <table:table-cell table:style-name="ce207" table:number-columns-repeated="3"/>
          <table:table-cell table:number-columns-repeated="16374"/>
        </table:table-row>
        <table:table-row table:style-name="ro1">
          <table:table-cell>
            <draw:custom-shape table:end-cell-address="'PRECIO DE VENTA'.B15" table:end-x="6.463cm" table:end-y="0.453cm" draw:z-index="5" draw:name="Rectangle 23" draw:style-name="gr1" draw:text-style-name="P1" svg:width="6.474cm" svg:height="0.528cm" svg:x="2.079cm" svg:y="0.45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9"/>
          <table:table-cell table:style-name="ce189"/>
          <table:table-cell table:style-name="ce199"/>
          <table:table-cell table:number-columns-repeated="3"/>
          <table:table-cell table:style-name="ce207" table:number-columns-repeated="3"/>
          <table:table-cell table:number-columns-repeated="16374"/>
        </table:table-row>
        <table:table-row table:style-name="ro1">
          <table:table-cell/>
          <table:table-cell table:style-name="ce178" office:value-type="string" calcext:value-type="string">
            <text:p><text:a xlink:href="#'GASTOS GENERALES'.A1" xlink:type="simple">GASTOS GENERALES</text:a></text:p>
          </table:table-cell>
          <table:table-cell table:style-name="ce189"/>
          <table:table-cell table:style-name="ce200" table:formula="of:=[$'G.I.F'.D40]" office:value-type="float" office:value="820" calcext:value-type="float">
            <text:p><text:s/>$ 820.00 </text:p>
          </table:table-cell>
          <table:table-cell table:number-columns-repeated="16380"/>
        </table:table-row>
        <table:table-row table:style-name="ro1">
          <table:table-cell/>
          <table:table-cell table:style-name="ce179"/>
          <table:table-cell table:style-name="ce189"/>
          <table:table-cell table:style-name="ce199"/>
          <table:table-cell table:number-columns-repeated="16380"/>
        </table:table-row>
        <table:table-row table:style-name="ro1">
          <table:table-cell/>
          <table:table-cell table:style-name="ce183" office:value-type="string" calcext:value-type="string">
            <text:p>CostoTotal</text:p>
          </table:table-cell>
          <table:table-cell table:style-name="ce191"/>
          <table:table-cell table:style-name="ce201" table:formula="of:=SUM([.D6:.D15])" office:value-type="currency" office:currency="COP" office:value="25742.6263" calcext:value-type="currency">
            <text:p><text:s/>$ 25,742.63 </text:p>
          </table:table-cell>
          <table:table-cell table:number-columns-repeated="16380"/>
        </table:table-row>
        <table:table-row table:style-name="ro1" table:number-rows-repeated="2">
          <table:table-cell table:number-columns-repeated="2"/>
          <table:table-cell table:style-name="ce192"/>
          <table:table-cell table:number-columns-repeated="16381"/>
        </table:table-row>
        <table:table-row table:style-name="ro1">
          <table:table-cell/>
          <table:table-cell table:style-name="ce185" office:value-type="string" calcext:value-type="string">
            <text:p>UTILIDAD DESEADA</text:p>
            <draw:custom-shape table:end-cell-address="'PRECIO DE VENTA'.C21" table:end-x="0.018cm" table:end-y="0.01cm" draw:z-index="6" draw:name="Rectangle 23" draw:style-name="gr1" draw:text-style-name="P1" svg:width="6.888cm" svg:height="0.528cm" svg:x="0.011cm" svg:y="0.01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3"/>
          <table:table-cell table:style-name="ce203" office:value-type="currency" office:currency="COP" office:value="7.13" calcext:value-type="currency">
            <text:p><text:s/>$ 7.13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4"/>
          <table:table-cell table:number-columns-repeated="16381"/>
        </table:table-row>
        <table:table-row table:style-name="ro1">
          <table:table-cell>
            <draw:custom-shape table:end-cell-address="'PRECIO DE VENTA'.B22" table:end-x="6.387cm" table:end-y="0.528cm" draw:z-index="3" draw:name="Rectangle 19" draw:style-name="gr1" draw:text-style-name="P1" svg:width="6.474cm" svg:height="0.528cm" svg:x="2.003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5" office:value-type="string" calcext:value-type="string">
            <text:p>PRECIO UNIDAD</text:p>
          </table:table-cell>
          <table:table-cell table:style-name="ce193"/>
          <table:table-cell table:style-name="ce203" table:formula="of:=[.D17]/[$MATERIALES.K5]" office:value-type="currency" office:currency="COP" office:value="12.87131315" calcext:value-type="currency">
            <text:p><text:s/>$ 12.87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92"/>
          <table:table-cell table:number-columns-repeated="4"/>
          <table:table-cell table:style-name="ce206"/>
          <table:table-cell table:number-columns-repeated="16376"/>
        </table:table-row>
        <table:table-row table:style-name="ro1">
          <table:table-cell table:number-columns-repeated="2"/>
          <table:table-cell table:style-name="ce192"/>
          <table:table-cell table:number-columns-repeated="16381"/>
        </table:table-row>
        <table:table-row table:style-name="ro1">
          <table:table-cell/>
          <table:table-cell table:style-name="ce185" office:value-type="string" calcext:value-type="string">
            <text:p>PRECIO DE VENTA</text:p>
          </table:table-cell>
          <table:table-cell/>
          <table:table-cell table:style-name="ce204" table:formula="of:=[.D20]+[.D22]" office:value-type="currency" office:currency="COP" office:value="20.00131315" calcext:value-type="currency">
            <text:p><text:s/>$ 20.00 </text:p>
          </table:table-cell>
          <table:table-cell table:number-columns-repeated="2"/>
          <table:table-cell table:style-name="ce206"/>
          <table:table-cell table:number-columns-repeated="16377"/>
        </table:table-row>
        <table:table-row table:style-name="ro1">
          <table:table-cell>
            <draw:custom-shape table:end-cell-address="'PRECIO DE VENTA'.B26" table:end-x="6.387cm" table:end-y="0.29cm" draw:z-index="0" draw:name="Rectangle 21" draw:style-name="gr3" draw:text-style-name="P4" svg:width="6.474cm" svg:height="0.025cm" svg:x="2.003cm" svg:y="0.265cm">
              <text:p text:style-name="P2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6"/>
          <table:table-cell table:style-name="ce195"/>
          <table:table-cell table:style-name="ce205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33P1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33P2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33">
      <number:text loext:blank-width-char=" "> </number:text>
      <number:text-content/>
      <number:text loext:blank-width-char=" 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34P1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34P2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text loext:blank-width-char=" 1">- </number:text>
    </number:currency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S/. </number:text>
      <number:number number:decimal-places="2" number:min-decimal-places="2" number:min-integer-digits="1" number:grouping="true"/>
    </number:number-style>
    <number:currency-style style:name="N136P0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36P1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36P2" style:volatile="true">
      <number:text loext:blank-width-char=" "> </number:text>
      <number:currency-symbol number:language="es" number:country="CO">$</number:currency-symbol>
      <number:text> </number:text>
      <number:fill-character> </number:fill-character>
      <number:text loext:blank-width-char=" 1">- </number:text>
    </number:currency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 "> $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7P1" style:volatile="true">
      <number:text loext:blank-width-char=" "> $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7P2" style:volatile="true">
      <number:text loext:blank-width-char=" "> 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7">
      <number:text loext:blank-width-char=" "> </number:text>
      <number:text-content/>
      <number:text loext:blank-width-char=" 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decimal-places="1" number:min-integer-digits="1"/>
    </number:number-style>
    <number:currency-style style:name="N139P0" style:volatile="true">
      <number:text loext:blank-width-char="-"> </number:text>
      <number:currency-symbol number:language="es" number:country="CO">$</number:currency-symbol>
      <number:text> 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9P1" style:volatile="true">
      <number:text>-</number:text>
      <number:currency-symbol number:language="es" number:country="CO">$</number:currency-symbol>
      <number:text> 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9P2" style:volatile="true">
      <number:text loext:blank-width-char="-"> </number:text>
      <number:currency-symbol number:language="es" number:country="CO">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7"/>
    <style:style style:name="Excel_20_Built-in_20_Currency" style:display-name="Excel Built-in Currency" style:family="table-cell" style:parent-style-name="Default" style:data-style-name="N128"/>
    <style:style style:name="Excel_20_Built-in_20_Percent" style:display-name="Excel Built-in Percent" style:family="table-cell" style:parent-style-name="Default" style:data-style-name="N10"/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CIO_20_DE_20_VENTA" style:display-name="PageStyle_PRECIO DE VEN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O_20_DE_20_OBRA_20_DIRECTA" style:display-name="PageStyle_MANO DE OBRA DIREC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ERIALES" style:display-name="PageStyle_MATERIA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.I.F" style:display-name="PageStyle_G.I.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.O.D" style:display-name="PageStyle_M.O.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.O.II" style:display-name="PageStyle_M.O.II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dc:creator>E. Edison Achalma Mendoza</dc:creator>
    <meta:print-date>2018-12-19T19:34:53</meta:print-date>
    <meta:creation-date>2018-12-15T07:04:06</meta:creation-date>
    <dc:date>2022-05-31T15:29:23</dc:date>
    <meta:generator>LibreOffice/24.2.4.2$Linux_X86_64 LibreOffice_project/420$Build-2</meta:generator>
    <meta:document-statistic meta:table-count="6" meta:cell-count="379" meta:object-count="7"/>
    <meta:user-defined meta:name="AppVersion">16.0300</meta:user-defined>
  </office:meta>
</office:document-meta>
</file>